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PELICULAS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 calcext:value-type="string">
            <text:p>ID_Pelicula</text:p>
          </table:table-cell>
          <table:table-cell table:style-name="ce1" office:value-type="string" calcext:value-type="string">
            <text:p>Nombre_de_Pelicula</text:p>
          </table:table-cell>
          <table:table-cell table:style-name="ce1" office:value-type="string" calcext:value-type="string">
            <text:p>Orden_en_la_Saga</text:p>
          </table:table-cell>
          <table:table-cell table:style-name="ce1" office:value-type="string" calcext:value-type="string">
            <text:p>Duracion</text:p>
          </table:table-cell>
          <table:table-cell table:style-name="ce1" office:value-type="string" calcext:value-type="string">
            <text:p>Año_de_Estren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3" table:number-rows-spanned="1">
            <text:p>PERSONA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ID_Persona</text:p>
          </table:table-cell>
          <table:table-cell table:style-name="ce1" office:value-type="string" calcext:value-type="string">
            <text:p>Nombre_de_Persona</text:p>
          </table:table-cell>
          <table:table-cell table:style-name="ce1" office:value-type="string" calcext:value-type="string">
            <text:p>Edad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GENER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Genero</text:p>
          </table:table-cell>
          <table:table-cell table:style-name="ce1" office:value-type="string" calcext:value-type="string">
            <text:p>Nombre_de_Gener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IDIOMA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Idiomas</text:p>
          </table:table-cell>
          <table:table-cell table:style-name="ce1" office:value-type="string" calcext:value-type="string">
            <text:p>Nombre_de_Idiom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CANCIONE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Cancion</text:p>
          </table:table-cell>
          <table:table-cell table:style-name="ce1" office:value-type="string" calcext:value-type="string">
            <text:p>Nombre_de_Cancion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BANDA SONORA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Banda_Sonora</text:p>
          </table:table-cell>
          <table:table-cell table:style-name="ce1" office:value-type="string" calcext:value-type="string">
            <text:p>Nombre_de_Banda_Sonor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3" table:number-rows-spanned="1">
            <text:p>PREMIO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ID_Banda_Sonora</text:p>
          </table:table-cell>
          <table:table-cell table:style-name="ce1" office:value-type="string" calcext:value-type="string">
            <text:p>Nombre_del_Premio</text:p>
          </table:table-cell>
          <table:table-cell table:style-name="ce1" office:value-type="string" calcext:value-type="string">
            <text:p>Categoria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PELICULAS_GENER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Gener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3" table:number-rows-spanned="1">
            <text:p>PELICULAS_IDIOMAS_TITULO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Idioma</text:p>
          </table:table-cell>
          <table:table-cell table:style-name="ce1" office:value-type="string" calcext:value-type="string">
            <text:p>Nombre_en_ese_idioma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PELICULAS_IDIOMAS_SUBTITULO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Idiom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PELICULAS_PREMIO_NOMINACION</text:p>
          </table:table-cell>
          <table:covered-table-cell table:style-name="ce1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PELICULAS_PREMIO_GANADOR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PELICULAS_PERSONAS_DIREGE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erson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4" table:number-rows-spanned="1">
            <text:p>PELICULAS_PERSONAS_ACTUA</text:p>
          </table:table-cell>
          <table:covered-table-cell table:number-columns-repeated="3" table:style-name="ce1"/>
          <table:table-cell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Nombre_del_personaje</text:p>
          </table:table-cell>
          <table:table-cell table:style-name="ce1" office:value-type="string" calcext:value-type="string">
            <text:p>Rol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3" table:number-rows-spanned="1">
            <text:p>PELICULAS_PERSONAS_HACE_VOCE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Nombre_del_personaj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PERSONAS_IDIOMAS</text:p>
          </table:table-cell>
          <table:covered-table-cell table:style-name="ce1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Idiom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PERSONAS_PREMIOS_NOMINAD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PERSONAS_PREMIOS_GANADOR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ID_Premio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CANCIONES_PREMIOS_NOMINAD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Cancion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<text:span text:style-name="T1">CANCIONES</text:span>_PREMIOS_GANADOR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Cancion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BANDA_SONORA_PREMIOS_NOMINAD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Banda_Sonor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<text:span text:style-name="T1">BANDA_SONORA</text:span>_PREMIOS_GANADOR</text:p>
          </table:table-cell>
          <table:covered-table-cell table:style-name="ce1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ID_Banda_Sonor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PERSONAS_CANCIONES</text:p>
          </table:table-cell>
          <table:covered-table-cell table:style-name="ce1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ID_Cancion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CANCIONES_BANDA_SONORA</text:p>
          </table:table-cell>
          <table:covered-table-cell table:style-name="ce1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ID_Cancion</text:p>
          </table:table-cell>
          <table:table-cell table:style-name="ce1" office:value-type="string" calcext:value-type="string">
            <text:p>ID_Banda_Sonora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9:24:56.9679568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4:35:07.545449019</meta:creation-date>
    <dc:date>2023-06-19T19:39:25.266049747</dc:date>
    <meta:editing-duration>PT2H38M21S</meta:editing-duration>
    <meta:editing-cycles>4</meta:editing-cycles>
    <meta:generator>LibreOffice/7.5.3.2$Linux_X86_64 LibreOffice_project/50$Build-2</meta:generator>
    <meta:document-statistic meta:table-count="1" meta:cell-count="81" meta:object-count="0"/>
  </office:meta>
</office:document-meta>
</file>